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60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110"/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4" table:default-cell-style-name="ce1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11"/>
        </table:table-row>
        <table:table-row table:style-name="ro1">
          <table:table-cell/>
          <table:table-cell office:value-type="string">
            <text:p>N</text:p>
          </table:table-cell>
          <table:table-cell table:style-name="Default" office:value-type="string">
            <text:p>t1</text:p>
          </table:table-cell>
          <table:table-cell table:style-name="Default" office:value-type="string">
            <text:p>t2</text:p>
          </table:table-cell>
          <table:table-cell table:style-name="Default" office:value-type="string">
            <text:p>t3</text:p>
          </table:table-cell>
          <table:table-cell table:style-name="Default" office:value-type="string">
            <text:p>t4</text:p>
          </table:table-cell>
          <table:table-cell table:style-name="Default" office:value-type="string">
            <text:p>t5</text:p>
          </table:table-cell>
          <table:table-cell table:style-name="Default" office:value-type="string">
            <text:p>t6</text:p>
          </table:table-cell>
          <table:table-cell table:style-name="Default" office:value-type="string">
            <text:p>t7</text:p>
          </table:table-cell>
          <table:table-cell table:style-name="Default" office:value-type="string">
            <text:p>t8</text:p>
          </table:table-cell>
          <table:table-cell table:style-name="Default" office:value-type="string">
            <text:p>t9</text:p>
          </table:table-cell>
          <table:table-cell table:style-name="Default" office:value-type="string">
            <text:p>t10</text:p>
          </table:table-cell>
          <table:table-cell table:style-name="Default" office:value-type="string">
            <text:p>$\bar{t}_i$</text:p>
          </table:table-cell>
          <table:table-cell table:style-name="Default" office:value-type="string">
            <text:p>$\sigma_{\bar{t}_i}$</text:p>
          </table:table-cell>
          <table:table-cell table:style-name="Default" office:value-type="string">
            <text:p>$\Delta t_i$</text:p>
          </table:table-cell>
          <table:table-cell table:style-name="ce9" office:value-type="string">
            <text:p>$\sigma_{\Delta t_i}$</text:p>
          </table:table-cell>
          <table:table-cell office:value-type="string">
            <text:p>$t^\ast_i$</text:p>
          </table:table-cell>
          <table:table-cell office:value-type="string">
            <text:p>$\sigma_{t^\ast}$</text:p>
          </table:table-cell>
          <table:table-cell office:value-type="string">
            <text:p>$\bar{\omega}_i$</text:p>
          </table:table-cell>
          <table:table-cell office:value-type="string">
            <text:p>$\sigma_{\omega}$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17">
            <text:p>7.170</text:p>
          </table:table-cell>
          <table:table-cell office:value-type="float" office:value="7.147">
            <text:p>7.147</text:p>
          </table:table-cell>
          <table:table-cell office:value-type="float" office:value="7.232">
            <text:p>7.232</text:p>
          </table:table-cell>
          <table:table-cell office:value-type="float" office:value="7.147">
            <text:p>7.147</text:p>
          </table:table-cell>
          <table:table-cell office:value-type="float" office:value="7.153">
            <text:p>7.153</text:p>
          </table:table-cell>
          <table:table-cell office:value-type="float" office:value="7.16">
            <text:p>7.160</text:p>
          </table:table-cell>
          <table:table-cell office:value-type="float" office:value="7.109">
            <text:p>7.109</text:p>
          </table:table-cell>
          <table:table-cell office:value-type="float" office:value="7.113">
            <text:p>7.113</text:p>
          </table:table-cell>
          <table:table-cell office:value-type="float" office:value="7.144">
            <text:p>7.144</text:p>
          </table:table-cell>
          <table:table-cell office:value-type="float" office:value="7.122">
            <text:p>7.122</text:p>
          </table:table-cell>
          <table:table-cell table:formula="oooc:=AVERAGE([.C3:.L3])" office:value-type="float" office:value="7.1497">
            <text:p>7.150</text:p>
          </table:table-cell>
          <table:table-cell table:formula="oooc:=STDEV([.C3:.L3])/SQRT(10)" office:value-type="float" office:value="0.0111156046469217">
            <text:p>0.011</text:p>
          </table:table-cell>
          <table:table-cell table:formula="oooc:=[.M3]" office:value-type="float" office:value="7.1497">
            <text:p>7.150</text:p>
          </table:table-cell>
          <table:table-cell table:formula="oooc:=[.N3]" office:value-type="float" office:value="0.0111156046469217">
            <text:p>0.011</text:p>
          </table:table-cell>
          <table:table-cell table:style-name="ce1" table:formula="oooc:=[.M3]/2" office:value-type="float" office:value="3.57485">
            <text:p>3.575</text:p>
          </table:table-cell>
          <table:table-cell table:style-name="ce1" table:formula="oooc:=[.P3]/2" office:value-type="float" office:value="0.00555780232346084">
            <text:p>0.006</text:p>
          </table:table-cell>
          <table:table-cell table:style-name="ce1" table:formula="oooc:=2*PI()/[.O3]" office:value-type="float" office:value="0.878804048726462">
            <text:p>0.879</text:p>
          </table:table-cell>
          <table:table-cell table:style-name="ce2" table:formula="oooc:=2*PI()*(([.P3]/[.O3])^2)" office:value-type="float" office:value="0.0000151869447548586">
            <text:p>0.0000</text:p>
          </table:table-cell>
          <table:table-cell/>
          <table:table-cell table:style-name="ce1" table:number-columns-repeated="3"/>
          <table:table-cell table:style-name="ce2" table:formula="oooc:=SQRT(2)" office:value-type="float" office:value="1.4142135623731">
            <text:p>1.4142</text:p>
          </table:table-cell>
          <table:table-cell table:style-name="ce1" office:value-type="float" office:value="7.1497">
            <text:p>7.150</text:p>
          </table:table-cell>
          <table:table-cell table:style-name="ce1" office:value-type="float" office:value="0.0111156046469217">
            <text:p>0.011</text:p>
          </table:table-cell>
        </table:table-row>
        <table:table-row table:style-name="ro1">
          <table:table-cell/>
          <table:table-cell table:formula="oooc:=[.B3]+1" office:value-type="float" office:value="2">
            <text:p>2</text:p>
          </table:table-cell>
          <table:table-cell office:value-type="float" office:value="12.656">
            <text:p>12.656</text:p>
          </table:table-cell>
          <table:table-cell office:value-type="float" office:value="12.568">
            <text:p>12.568</text:p>
          </table:table-cell>
          <table:table-cell office:value-type="float" office:value="12.687">
            <text:p>12.687</text:p>
          </table:table-cell>
          <table:table-cell office:value-type="float" office:value="12.086">
            <text:p>12.086</text:p>
          </table:table-cell>
          <table:table-cell office:value-type="float" office:value="12.65">
            <text:p>12.650</text:p>
          </table:table-cell>
          <table:table-cell office:value-type="float" office:value="12.616">
            <text:p>12.616</text:p>
          </table:table-cell>
          <table:table-cell office:value-type="float" office:value="12.569">
            <text:p>12.569</text:p>
          </table:table-cell>
          <table:table-cell office:value-type="float" office:value="12.662">
            <text:p>12.662</text:p>
          </table:table-cell>
          <table:table-cell office:value-type="float" office:value="12.642">
            <text:p>12.642</text:p>
          </table:table-cell>
          <table:table-cell office:value-type="float" office:value="12.612">
            <text:p>12.612</text:p>
          </table:table-cell>
          <table:table-cell table:formula="oooc:=AVERAGE([.C4:.L4])" office:value-type="float" office:value="12.5748">
            <text:p>12.575</text:p>
          </table:table-cell>
          <table:table-cell table:formula="oooc:=STDEV([.C4:.L4])/SQRT(10)" office:value-type="float" office:value="0.055681993897888">
            <text:p>0.056</text:p>
          </table:table-cell>
          <table:table-cell table:formula="oooc:=[.M4]-[.M3]" office:value-type="float" office:value="5.4251">
            <text:p>5.425</text:p>
          </table:table-cell>
          <table:table-cell table:formula="oooc:=SQRT([.N3]^2+[.N4]^2)" office:value-type="float" office:value="0.0567806402844412">
            <text:p>0.057</text:p>
          </table:table-cell>
          <table:table-cell table:style-name="ce1" table:formula="oooc:=[.M3]+[.O4]/2" office:value-type="float" office:value="9.86225">
            <text:p>9.862</text:p>
          </table:table-cell>
          <table:table-cell table:style-name="ce1" table:formula="oooc:=[.P4]/2" office:value-type="float" office:value="0.0283903201422206">
            <text:p>0.028</text:p>
          </table:table-cell>
          <table:table-cell table:style-name="ce1" table:formula="oooc:=2*PI()/[.O4]" office:value-type="float" office:value="1.15816949128672">
            <text:p>1.158</text:p>
          </table:table-cell>
          <table:table-cell table:style-name="ce2" table:formula="oooc:=2*PI()*(([.P4]/[.O4])^2)" office:value-type="float" office:value="0.000688279672917186">
            <text:p>0.0007</text:p>
          </table:table-cell>
          <table:table-cell/>
          <table:table-cell table:style-name="ce1" table:number-columns-repeated="3"/>
          <table:table-cell table:style-name="ce2" table:formula="oooc:=SQRT([.Y3]^2+1)" office:value-type="float" office:value="1.73205080756888">
            <text:p>1.7321</text:p>
          </table:table-cell>
          <table:table-cell table:style-name="ce1" office:value-type="float" office:value="12.5748">
            <text:p>12.575</text:p>
          </table:table-cell>
          <table:table-cell table:style-name="ce1" office:value-type="float" office:value="0.055681993897888">
            <text:p>0.056</text:p>
          </table:table-cell>
        </table:table-row>
        <table:table-row table:style-name="ro1">
          <table:table-cell/>
          <table:table-cell table:formula="oooc:=[.B4]+1" office:value-type="float" office:value="3">
            <text:p>3</text:p>
          </table:table-cell>
          <table:table-cell table:number-columns-repeated="2" office:value-type="float" office:value="17.25">
            <text:p>17.250</text:p>
          </table:table-cell>
          <table:table-cell office:value-type="float" office:value="17.295">
            <text:p>17.295</text:p>
          </table:table-cell>
          <table:table-cell office:value-type="float" office:value="17.221">
            <text:p>17.221</text:p>
          </table:table-cell>
          <table:table-cell office:value-type="float" office:value="17.298">
            <text:p>17.298</text:p>
          </table:table-cell>
          <table:table-cell office:value-type="float" office:value="17.311">
            <text:p>17.311</text:p>
          </table:table-cell>
          <table:table-cell office:value-type="float" office:value="17.237">
            <text:p>17.237</text:p>
          </table:table-cell>
          <table:table-cell office:value-type="float" office:value="17.268">
            <text:p>17.268</text:p>
          </table:table-cell>
          <table:table-cell office:value-type="float" office:value="17.278">
            <text:p>17.278</text:p>
          </table:table-cell>
          <table:table-cell office:value-type="float" office:value="17.243">
            <text:p>17.243</text:p>
          </table:table-cell>
          <table:table-cell table:formula="oooc:=AVERAGE([.C5:.L5])" office:value-type="float" office:value="17.2651">
            <text:p>17.265</text:p>
          </table:table-cell>
          <table:table-cell table:formula="oooc:=STDEV([.C5:.L5])/SQRT(10)" office:value-type="float" office:value="0.00939083477534234">
            <text:p>0.009</text:p>
          </table:table-cell>
          <table:table-cell table:formula="oooc:=[.M5]-[.M4]" office:value-type="float" office:value="4.6903">
            <text:p>4.690</text:p>
          </table:table-cell>
          <table:table-cell table:formula="oooc:=SQRT([.N4]^2+[.N5]^2)" office:value-type="float" office:value="0.056468329373395">
            <text:p>0.056</text:p>
          </table:table-cell>
          <table:table-cell table:style-name="ce1" table:formula="oooc:=[.M4]+[.O5]/2" office:value-type="float" office:value="14.91995">
            <text:p>14.920</text:p>
          </table:table-cell>
          <table:table-cell table:style-name="ce1" table:formula="oooc:=[.P5]/2" office:value-type="float" office:value="0.0282341646866975">
            <text:p>0.028</text:p>
          </table:table-cell>
          <table:table-cell table:style-name="ce1" table:formula="oooc:=2*PI()/[.O5]" office:value-type="float" office:value="1.33961267022996">
            <text:p>1.340</text:p>
          </table:table-cell>
          <table:table-cell table:style-name="ce2" table:formula="oooc:=2*PI()*(([.P5]/[.O5])^2)" office:value-type="float" office:value="0.000910727610195343">
            <text:p>0.0009</text:p>
          </table:table-cell>
          <table:table-cell/>
          <table:table-cell table:style-name="ce1" table:number-columns-repeated="3"/>
          <table:table-cell table:style-name="ce2" table:formula="oooc:=SQRT([.Y4]^2+1)" office:value-type="float" office:value="2">
            <text:p>2.0000</text:p>
          </table:table-cell>
          <table:table-cell table:style-name="ce1" office:value-type="float" office:value="17.2651">
            <text:p>17.265</text:p>
          </table:table-cell>
          <table:table-cell table:style-name="ce1" office:value-type="float" office:value="0.00939083477534234">
            <text:p>0.009</text:p>
          </table:table-cell>
        </table:table-row>
        <table:table-row table:style-name="ro1">
          <table:table-cell/>
          <table:table-cell table:formula="oooc:=[.B5]+1" office:value-type="float" office:value="4">
            <text:p>4</text:p>
          </table:table-cell>
          <table:table-cell office:value-type="float" office:value="21.356">
            <text:p>21.356</text:p>
          </table:table-cell>
          <table:table-cell office:value-type="float" office:value="21.34">
            <text:p>21.340</text:p>
          </table:table-cell>
          <table:table-cell office:value-type="float" office:value="21.43">
            <text:p>21.430</text:p>
          </table:table-cell>
          <table:table-cell office:value-type="float" office:value="21.358">
            <text:p>21.358</text:p>
          </table:table-cell>
          <table:table-cell office:value-type="float" office:value="21.349">
            <text:p>21.349</text:p>
          </table:table-cell>
          <table:table-cell office:value-type="float" office:value="21.392">
            <text:p>21.392</text:p>
          </table:table-cell>
          <table:table-cell office:value-type="float" office:value="21.345">
            <text:p>21.345</text:p>
          </table:table-cell>
          <table:table-cell office:value-type="float" office:value="21.39">
            <text:p>21.390</text:p>
          </table:table-cell>
          <table:table-cell office:value-type="float" office:value="21.368">
            <text:p>21.368</text:p>
          </table:table-cell>
          <table:table-cell office:value-type="float" office:value="21.354">
            <text:p>21.354</text:p>
          </table:table-cell>
          <table:table-cell table:formula="oooc:=AVERAGE([.C6:.L6])" office:value-type="float" office:value="21.3682">
            <text:p>21.368</text:p>
          </table:table-cell>
          <table:table-cell table:formula="oooc:=STDEV([.C6:.L6])/SQRT(10)" office:value-type="float" office:value="0.00883025103455917">
            <text:p>0.009</text:p>
          </table:table-cell>
          <table:table-cell table:formula="oooc:=[.M6]-[.M5]" office:value-type="float" office:value="4.1031">
            <text:p>4.103</text:p>
          </table:table-cell>
          <table:table-cell table:formula="oooc:=SQRT([.N5]^2+[.N6]^2)" office:value-type="float" office:value="0.0128903495340938">
            <text:p>0.013</text:p>
          </table:table-cell>
          <table:table-cell table:style-name="ce1" table:formula="oooc:=[.M5]+[.O6]/2" office:value-type="float" office:value="19.31665">
            <text:p>19.317</text:p>
          </table:table-cell>
          <table:table-cell table:style-name="ce1" table:formula="oooc:=[.P6]/2" office:value-type="float" office:value="0.0064451747670469">
            <text:p>0.006</text:p>
          </table:table-cell>
          <table:table-cell table:style-name="ce1" table:formula="oooc:=2*PI()/[.O6]" office:value-type="float" office:value="1.53132638911545">
            <text:p>1.531</text:p>
          </table:table-cell>
          <table:table-cell table:style-name="ce2" table:formula="oooc:=2*PI()*(([.P6]/[.O6])^2)" office:value-type="float" office:value="0.0000620133299917598">
            <text:p>0.0001</text:p>
          </table:table-cell>
          <table:table-cell/>
          <table:table-cell table:style-name="ce1" table:number-columns-repeated="3"/>
          <table:table-cell table:style-name="ce2" table:formula="oooc:=SQRT([.Y5]^2+1)" office:value-type="float" office:value="2.23606797749979">
            <text:p>2.2361</text:p>
          </table:table-cell>
          <table:table-cell table:style-name="ce1" office:value-type="float" office:value="21.3682">
            <text:p>21.368</text:p>
          </table:table-cell>
          <table:table-cell table:style-name="ce1" office:value-type="float" office:value="0.00883025103455917">
            <text:p>0.009</text:p>
          </table:table-cell>
        </table:table-row>
        <table:table-row table:style-name="ro1">
          <table:table-cell/>
          <table:table-cell table:formula="oooc:=[.B6]+1" office:value-type="float" office:value="5">
            <text:p>5</text:p>
          </table:table-cell>
          <table:table-cell office:value-type="float" office:value="25.066">
            <text:p>25.066</text:p>
          </table:table-cell>
          <table:table-cell office:value-type="float" office:value="25.022">
            <text:p>25.022</text:p>
          </table:table-cell>
          <table:table-cell office:value-type="float" office:value="25.094">
            <text:p>25.094</text:p>
          </table:table-cell>
          <table:table-cell office:value-type="float" office:value="25.039">
            <text:p>25.039</text:p>
          </table:table-cell>
          <table:table-cell office:value-type="float" office:value="25.071">
            <text:p>25.071</text:p>
          </table:table-cell>
          <table:table-cell office:value-type="float" office:value="25.028">
            <text:p>25.028</text:p>
          </table:table-cell>
          <table:table-cell office:value-type="float" office:value="24.931">
            <text:p>24.931</text:p>
          </table:table-cell>
          <table:table-cell office:value-type="float" office:value="25.004">
            <text:p>25.004</text:p>
          </table:table-cell>
          <table:table-cell office:value-type="float" office:value="25.077">
            <text:p>25.077</text:p>
          </table:table-cell>
          <table:table-cell office:value-type="float" office:value="24.942">
            <text:p>24.942</text:p>
          </table:table-cell>
          <table:table-cell table:formula="oooc:=AVERAGE([.C7:.L7])" office:value-type="float" office:value="25.0274">
            <text:p>25.027</text:p>
          </table:table-cell>
          <table:table-cell table:formula="oooc:=STDEV([.C7:.L7])/SQRT(10)" office:value-type="float" office:value="0.0175069510004836">
            <text:p>0.018</text:p>
          </table:table-cell>
          <table:table-cell table:formula="oooc:=[.M7]-[.M6]" office:value-type="float" office:value="3.6592">
            <text:p>3.659</text:p>
          </table:table-cell>
          <table:table-cell table:formula="oooc:=SQRT([.N6]^2+[.N7]^2)" office:value-type="float" office:value="0.0196078215686156">
            <text:p>0.020</text:p>
          </table:table-cell>
          <table:table-cell table:style-name="ce1" table:formula="oooc:=[.M6]+[.O7]/2" office:value-type="float" office:value="23.1978">
            <text:p>23.198</text:p>
          </table:table-cell>
          <table:table-cell table:style-name="ce1" table:formula="oooc:=[.P7]/2" office:value-type="float" office:value="0.00980391078430781">
            <text:p>0.010</text:p>
          </table:table-cell>
          <table:table-cell table:style-name="ce1" table:formula="oooc:=2*PI()/[.O7]" office:value-type="float" office:value="1.71709261783439">
            <text:p>1.717</text:p>
          </table:table-cell>
          <table:table-cell table:style-name="ce2" table:formula="oooc:=2*PI()*(([.P7]/[.O7])^2)" office:value-type="float" office:value="0.000180412351097707">
            <text:p>0.0002</text:p>
          </table:table-cell>
          <table:table-cell/>
          <table:table-cell table:style-name="ce1" table:number-columns-repeated="3"/>
          <table:table-cell table:style-name="ce2" table:formula="oooc:=SQRT([.Y6]^2+1)" office:value-type="float" office:value="2.44948974278318">
            <text:p>2.4495</text:p>
          </table:table-cell>
          <table:table-cell table:style-name="ce1" office:value-type="float" office:value="25.0274">
            <text:p>25.027</text:p>
          </table:table-cell>
          <table:table-cell table:style-name="ce1" office:value-type="float" office:value="0.0175069510004836">
            <text:p>0.018</text:p>
          </table:table-cell>
        </table:table-row>
        <table:table-row table:style-name="ro1">
          <table:table-cell/>
          <table:table-cell table:formula="oooc:=[.B7]+1" office:value-type="float" office:value="6">
            <text:p>6</text:p>
          </table:table-cell>
          <table:table-cell office:value-type="float" office:value="28.449">
            <text:p>28.449</text:p>
          </table:table-cell>
          <table:table-cell office:value-type="float" office:value="28.41">
            <text:p>28.410</text:p>
          </table:table-cell>
          <table:table-cell office:value-type="float" office:value="28.469">
            <text:p>28.469</text:p>
          </table:table-cell>
          <table:table-cell office:value-type="float" office:value="28.434">
            <text:p>28.434</text:p>
          </table:table-cell>
          <table:table-cell office:value-type="float" office:value="28.406">
            <text:p>28.406</text:p>
          </table:table-cell>
          <table:table-cell office:value-type="float" office:value="28.474">
            <text:p>28.474</text:p>
          </table:table-cell>
          <table:table-cell office:value-type="float" office:value="28.37">
            <text:p>28.370</text:p>
          </table:table-cell>
          <table:table-cell office:value-type="float" office:value="28.411">
            <text:p>28.411</text:p>
          </table:table-cell>
          <table:table-cell office:value-type="float" office:value="28.458">
            <text:p>28.458</text:p>
          </table:table-cell>
          <table:table-cell office:value-type="float" office:value="28.357">
            <text:p>28.357</text:p>
          </table:table-cell>
          <table:table-cell table:formula="oooc:=AVERAGE([.C8:.L8])" office:value-type="float" office:value="28.4238">
            <text:p>28.424</text:p>
          </table:table-cell>
          <table:table-cell table:formula="oooc:=STDEV([.C8:.L8])/SQRT(10)" office:value-type="float" office:value="0.0126927800999886">
            <text:p>0.013</text:p>
          </table:table-cell>
          <table:table-cell table:formula="oooc:=[.M8]-[.M7]" office:value-type="float" office:value="3.3964">
            <text:p>3.396</text:p>
          </table:table-cell>
          <table:table-cell table:formula="oooc:=SQRT([.N7]^2+[.N8]^2)" office:value-type="float" office:value="0.0216240606732409">
            <text:p>0.022</text:p>
          </table:table-cell>
          <table:table-cell table:style-name="ce1" table:formula="oooc:=[.M7]+[.O8]/2" office:value-type="float" office:value="26.7256">
            <text:p>26.726</text:p>
          </table:table-cell>
          <table:table-cell table:style-name="ce1" table:formula="oooc:=[.P8]/2" office:value-type="float" office:value="0.0108120303366204">
            <text:p>0.011</text:p>
          </table:table-cell>
          <table:table-cell table:style-name="ce1" table:formula="oooc:=2*PI()/[.O8]" office:value-type="float" office:value="1.84995445388635">
            <text:p>1.850</text:p>
          </table:table-cell>
          <table:table-cell table:style-name="ce2" table:formula="oooc:=2*PI()*(([.P8]/[.O8])^2)" office:value-type="float" office:value="0.000254692822587817">
            <text:p>0.0003</text:p>
          </table:table-cell>
          <table:table-cell/>
          <table:table-cell table:style-name="ce1" table:number-columns-repeated="3"/>
          <table:table-cell table:style-name="ce2" table:formula="oooc:=SQRT([.Y7]^2+1)" office:value-type="float" office:value="2.64575131106459">
            <text:p>2.6458</text:p>
          </table:table-cell>
          <table:table-cell table:style-name="ce1" office:value-type="float" office:value="28.4238">
            <text:p>28.424</text:p>
          </table:table-cell>
          <table:table-cell table:style-name="ce1" office:value-type="float" office:value="0.0126927800999886">
            <text:p>0.013</text:p>
          </table:table-cell>
        </table:table-row>
        <table:table-row table:style-name="ro1">
          <table:table-cell/>
          <table:table-cell table:formula="oooc:=[.B8]+1" office:value-type="float" office:value="7">
            <text:p>7</text:p>
          </table:table-cell>
          <table:table-cell office:value-type="float" office:value="31.547">
            <text:p>31.547</text:p>
          </table:table-cell>
          <table:table-cell office:value-type="float" office:value="31.631">
            <text:p>31.631</text:p>
          </table:table-cell>
          <table:table-cell office:value-type="float" office:value="31.596">
            <text:p>31.596</text:p>
          </table:table-cell>
          <table:table-cell office:value-type="float" office:value="31.578">
            <text:p>31.578</text:p>
          </table:table-cell>
          <table:table-cell office:value-type="float" office:value="31.492">
            <text:p>31.492</text:p>
          </table:table-cell>
          <table:table-cell office:value-type="float" office:value="31.591">
            <text:p>31.591</text:p>
          </table:table-cell>
          <table:table-cell office:value-type="float" office:value="31.566">
            <text:p>31.566</text:p>
          </table:table-cell>
          <table:table-cell office:value-type="float" office:value="31.565">
            <text:p>31.565</text:p>
          </table:table-cell>
          <table:table-cell office:value-type="float" office:value="31.592">
            <text:p>31.592</text:p>
          </table:table-cell>
          <table:table-cell office:value-type="float" office:value="31.523">
            <text:p>31.523</text:p>
          </table:table-cell>
          <table:table-cell table:formula="oooc:=AVERAGE([.C9:.L9])" office:value-type="float" office:value="31.5681">
            <text:p>31.568</text:p>
          </table:table-cell>
          <table:table-cell table:formula="oooc:=STDEV([.C9:.L9])/SQRT(10)" office:value-type="float" office:value="0.0125666666666666">
            <text:p>0.013</text:p>
          </table:table-cell>
          <table:table-cell table:formula="oooc:=[.M9]-[.M8]" office:value-type="float" office:value="3.1443">
            <text:p>3.144</text:p>
          </table:table-cell>
          <table:table-cell table:formula="oooc:=SQRT([.N8]^2+[.N9]^2)" office:value-type="float" office:value="0.0178613487110514">
            <text:p>0.018</text:p>
          </table:table-cell>
          <table:table-cell table:style-name="ce1" table:formula="oooc:=[.M8]+[.O9]/2" office:value-type="float" office:value="29.99595">
            <text:p>29.996</text:p>
          </table:table-cell>
          <table:table-cell table:style-name="ce1" table:formula="oooc:=[.P9]/2" office:value-type="float" office:value="0.0089306743555257">
            <text:p>0.009</text:p>
          </table:table-cell>
          <table:table-cell table:style-name="ce1" table:formula="oooc:=2*PI()/[.O9]" office:value-type="float" office:value="1.99827793377845">
            <text:p>1.998</text:p>
          </table:table-cell>
          <table:table-cell table:style-name="ce2" table:formula="oooc:=2*PI()*(([.P9]/[.O9])^2)" office:value-type="float" office:value="0.000202749791239929">
            <text:p>0.0002</text:p>
          </table:table-cell>
          <table:table-cell/>
          <table:table-cell table:style-name="ce1" table:number-columns-repeated="3"/>
          <table:table-cell table:style-name="ce2" table:formula="oooc:=SQRT([.Y8]^2+1)" office:value-type="float" office:value="2.82842712474619">
            <text:p>2.8284</text:p>
          </table:table-cell>
          <table:table-cell table:style-name="ce1" office:value-type="float" office:value="31.5681">
            <text:p>31.568</text:p>
          </table:table-cell>
          <table:table-cell table:style-name="ce1" office:value-type="float" office:value="0.0125666666666666">
            <text:p>0.013</text:p>
          </table:table-cell>
        </table:table-row>
        <table:table-row table:style-name="ro1">
          <table:table-cell/>
          <table:table-cell table:formula="oooc:=[.B9]+1" office:value-type="float" office:value="8">
            <text:p>8</text:p>
          </table:table-cell>
          <table:table-cell office:value-type="float" office:value="34.547">
            <text:p>34.547</text:p>
          </table:table-cell>
          <table:table-cell office:value-type="float" office:value="34.549">
            <text:p>34.549</text:p>
          </table:table-cell>
          <table:table-cell office:value-type="float" office:value="34.572">
            <text:p>34.572</text:p>
          </table:table-cell>
          <table:table-cell office:value-type="float" office:value="34.578">
            <text:p>34.578</text:p>
          </table:table-cell>
          <table:table-cell office:value-type="float" office:value="34.545">
            <text:p>34.545</text:p>
          </table:table-cell>
          <table:table-cell office:value-type="float" office:value="34.566">
            <text:p>34.566</text:p>
          </table:table-cell>
          <table:table-cell office:value-type="float" office:value="34.516">
            <text:p>34.516</text:p>
          </table:table-cell>
          <table:table-cell office:value-type="float" office:value="34.492">
            <text:p>34.492</text:p>
          </table:table-cell>
          <table:table-cell office:value-type="float" office:value="34.581">
            <text:p>34.581</text:p>
          </table:table-cell>
          <table:table-cell office:value-type="float" office:value="34.498">
            <text:p>34.498</text:p>
          </table:table-cell>
          <table:table-cell table:formula="oooc:=AVERAGE([.C10:.L10])" office:value-type="float" office:value="34.5444">
            <text:p>34.544</text:p>
          </table:table-cell>
          <table:table-cell table:formula="oooc:=STDEV([.C10:.L10])/SQRT(10)" office:value-type="float" office:value="0.0102363187827576">
            <text:p>0.010</text:p>
          </table:table-cell>
          <table:table-cell table:formula="oooc:=[.M10]-[.M9]" office:value-type="float" office:value="2.97629999999999">
            <text:p>2.976</text:p>
          </table:table-cell>
          <table:table-cell table:formula="oooc:=SQRT([.N9]^2+[.N10]^2)" office:value-type="float" office:value="0.0162081255342296">
            <text:p>0.016</text:p>
          </table:table-cell>
          <table:table-cell table:style-name="ce1" table:formula="oooc:=[.M9]+[.O10]/2" office:value-type="float" office:value="33.05625">
            <text:p>33.056</text:p>
          </table:table-cell>
          <table:table-cell table:style-name="ce1" table:formula="oooc:=[.P10]/2" office:value-type="float" office:value="0.00810406276711481">
            <text:p>0.008</text:p>
          </table:table-cell>
          <table:table-cell table:style-name="ce1" table:formula="oooc:=2*PI()/[.O10]" office:value-type="float" office:value="2.11107257574156">
            <text:p>2.111</text:p>
          </table:table-cell>
          <table:table-cell table:style-name="ce2" table:formula="oooc:=2*PI()*(([.P10]/[.O10])^2)" office:value-type="float" office:value="0.000186333972568599">
            <text:p>0.0002</text:p>
          </table:table-cell>
          <table:table-cell/>
          <table:table-cell table:style-name="ce1" table:number-columns-repeated="3"/>
          <table:table-cell table:style-name="ce2" table:formula="oooc:=SQRT([.Y9]^2+1)" office:value-type="float" office:value="3">
            <text:p>3.0000</text:p>
          </table:table-cell>
          <table:table-cell table:style-name="ce1" office:value-type="float" office:value="34.5444">
            <text:p>34.544</text:p>
          </table:table-cell>
          <table:table-cell table:style-name="ce1" office:value-type="float" office:value="0.0102363187827576">
            <text:p>0.010</text:p>
          </table:table-cell>
        </table:table-row>
        <table:table-row table:style-name="ro1">
          <table:table-cell/>
          <table:table-cell table:formula="oooc:=[.B10]+1" office:value-type="float" office:value="9">
            <text:p>9</text:p>
          </table:table-cell>
          <table:table-cell office:value-type="float" office:value="37.379">
            <text:p>37.379</text:p>
          </table:table-cell>
          <table:table-cell office:value-type="float" office:value="37.376">
            <text:p>37.376</text:p>
          </table:table-cell>
          <table:table-cell office:value-type="float" office:value="37.421">
            <text:p>37.421</text:p>
          </table:table-cell>
          <table:table-cell office:value-type="float" office:value="37.255">
            <text:p>37.255</text:p>
          </table:table-cell>
          <table:table-cell office:value-type="float" office:value="37.319">
            <text:p>37.319</text:p>
          </table:table-cell>
          <table:table-cell office:value-type="float" office:value="37.362">
            <text:p>37.362</text:p>
          </table:table-cell>
          <table:table-cell office:value-type="float" office:value="37.29">
            <text:p>37.290</text:p>
          </table:table-cell>
          <table:table-cell office:value-type="float" office:value="37.333">
            <text:p>37.333</text:p>
          </table:table-cell>
          <table:table-cell office:value-type="float" office:value="37.375">
            <text:p>37.375</text:p>
          </table:table-cell>
          <table:table-cell office:value-type="float" office:value="37.304">
            <text:p>37.304</text:p>
          </table:table-cell>
          <table:table-cell table:formula="oooc:=AVERAGE([.C11:.L11])" office:value-type="float" office:value="37.3414">
            <text:p>37.341</text:p>
          </table:table-cell>
          <table:table-cell table:formula="oooc:=STDEV([.C11:.L11])/SQRT(10)" office:value-type="float" office:value="0.0158389112981638">
            <text:p>0.016</text:p>
          </table:table-cell>
          <table:table-cell table:formula="oooc:=[.M11]-[.M10]" office:value-type="float" office:value="2.797">
            <text:p>2.797</text:p>
          </table:table-cell>
          <table:table-cell table:formula="oooc:=SQRT([.N10]^2+[.N11]^2)" office:value-type="float" office:value="0.0188587733782804">
            <text:p>0.019</text:p>
          </table:table-cell>
          <table:table-cell table:style-name="ce1" table:formula="oooc:=[.M10]+[.O11]/2" office:value-type="float" office:value="35.9429">
            <text:p>35.943</text:p>
          </table:table-cell>
          <table:table-cell table:style-name="ce1" table:formula="oooc:=[.P11]/2" office:value-type="float" office:value="0.00942938668914019">
            <text:p>0.009</text:p>
          </table:table-cell>
          <table:table-cell table:style-name="ce1" table:formula="oooc:=2*PI()/[.O11]" office:value-type="float" office:value="2.24640161143353">
            <text:p>2.246</text:p>
          </table:table-cell>
          <table:table-cell table:style-name="ce2" table:formula="oooc:=2*PI()*(([.P11]/[.O11])^2)" office:value-type="float" office:value="0.000285641838080699">
            <text:p>0.0003</text:p>
          </table:table-cell>
          <table:table-cell/>
          <table:table-cell table:style-name="ce1" table:number-columns-repeated="3"/>
          <table:table-cell table:style-name="ce2" table:formula="oooc:=SQRT([.Y10]^2+1)" office:value-type="float" office:value="3.16227766016838">
            <text:p>3.1623</text:p>
          </table:table-cell>
          <table:table-cell table:style-name="ce1" office:value-type="float" office:value="37.3414">
            <text:p>37.341</text:p>
          </table:table-cell>
          <table:table-cell table:style-name="ce1" office:value-type="float" office:value="0.0158389112981638">
            <text:p>0.016</text:p>
          </table:table-cell>
        </table:table-row>
        <table:table-row table:style-name="ro1">
          <table:table-cell/>
          <table:table-cell table:formula="oooc:=[.B11]+1" office:value-type="float" office:value="10">
            <text:p>10</text:p>
          </table:table-cell>
          <table:table-cell office:value-type="float" office:value="40.003">
            <text:p>40.003</text:p>
          </table:table-cell>
          <table:table-cell office:value-type="float" office:value="39.988">
            <text:p>39.988</text:p>
          </table:table-cell>
          <table:table-cell office:value-type="float" office:value="40.048">
            <text:p>40.048</text:p>
          </table:table-cell>
          <table:table-cell office:value-type="float" office:value="40.016">
            <text:p>40.016</text:p>
          </table:table-cell>
          <table:table-cell office:value-type="float" office:value="40.021">
            <text:p>40.021</text:p>
          </table:table-cell>
          <table:table-cell office:value-type="float" office:value="40.052">
            <text:p>40.052</text:p>
          </table:table-cell>
          <table:table-cell office:value-type="float" office:value="39.976">
            <text:p>39.976</text:p>
          </table:table-cell>
          <table:table-cell office:value-type="float" office:value="39.985">
            <text:p>39.985</text:p>
          </table:table-cell>
          <table:table-cell office:value-type="float" office:value="40.015">
            <text:p>40.015</text:p>
          </table:table-cell>
          <table:table-cell office:value-type="float" office:value="39.959">
            <text:p>39.959</text:p>
          </table:table-cell>
          <table:table-cell table:formula="oooc:=AVERAGE([.C12:.L12])" office:value-type="float" office:value="40.0063">
            <text:p>40.006</text:p>
          </table:table-cell>
          <table:table-cell table:formula="oooc:=STDEV([.C12:.L12])/SQRT(10)" office:value-type="float" office:value="0.00952662934445681">
            <text:p>0.010</text:p>
          </table:table-cell>
          <table:table-cell table:formula="oooc:=[.M12]-[.M11]" office:value-type="float" office:value="2.6649">
            <text:p>2.665</text:p>
          </table:table-cell>
          <table:table-cell table:formula="oooc:=SQRT([.N11]^2+[.N12]^2)" office:value-type="float" office:value="0.0184831755328398">
            <text:p>0.018</text:p>
          </table:table-cell>
          <table:table-cell table:style-name="ce1" table:formula="oooc:=[.M11]+[.O12]/2" office:value-type="float" office:value="38.67385">
            <text:p>38.674</text:p>
          </table:table-cell>
          <table:table-cell table:style-name="ce1" table:formula="oooc:=[.P12]/2" office:value-type="float" office:value="0.00924158776641988">
            <text:p>0.009</text:p>
          </table:table-cell>
          <table:table-cell table:style-name="ce1" table:formula="oooc:=2*PI()/[.O12]" office:value-type="float" office:value="2.35775650387616">
            <text:p>2.358</text:p>
          </table:table-cell>
          <table:table-cell table:style-name="ce2" table:formula="oooc:=2*PI()*(([.P12]/[.O12])^2)" office:value-type="float" office:value="0.000302253410994892">
            <text:p>0.0003</text:p>
          </table:table-cell>
          <table:table-cell/>
          <table:table-cell table:style-name="ce1" table:number-columns-repeated="3"/>
          <table:table-cell table:style-name="ce2" table:formula="oooc:=SQRT([.Y11]^2+1)" office:value-type="float" office:value="3.3166247903554">
            <text:p>3.3166</text:p>
          </table:table-cell>
          <table:table-cell table:style-name="ce1" office:value-type="float" office:value="40.0063">
            <text:p>40.006</text:p>
          </table:table-cell>
          <table:table-cell table:style-name="ce1" office:value-type="float" office:value="0.00952662934445681">
            <text:p>0.010</text:p>
          </table:table-cell>
        </table:table-row>
        <table:table-row table:style-name="ro1">
          <table:table-cell/>
          <table:table-cell table:formula="oooc:=[.B12]+1" office:value-type="float" office:value="11">
            <text:p>11</text:p>
          </table:table-cell>
          <table:table-cell office:value-type="float" office:value="42.575">
            <text:p>42.575</text:p>
          </table:table-cell>
          <table:table-cell office:value-type="float" office:value="42.599">
            <text:p>42.599</text:p>
          </table:table-cell>
          <table:table-cell office:value-type="float" office:value="42.586">
            <text:p>42.586</text:p>
          </table:table-cell>
          <table:table-cell office:value-type="float" office:value="42.529">
            <text:p>42.529</text:p>
          </table:table-cell>
          <table:table-cell office:value-type="float" office:value="42.559">
            <text:p>42.559</text:p>
          </table:table-cell>
          <table:table-cell office:value-type="float" office:value="42.589">
            <text:p>42.589</text:p>
          </table:table-cell>
          <table:table-cell office:value-type="float" office:value="42.59">
            <text:p>42.590</text:p>
          </table:table-cell>
          <table:table-cell office:value-type="float" office:value="42.55">
            <text:p>42.550</text:p>
          </table:table-cell>
          <table:table-cell office:value-type="float" office:value="42.569">
            <text:p>42.569</text:p>
          </table:table-cell>
          <table:table-cell office:value-type="float" office:value="42.507">
            <text:p>42.507</text:p>
          </table:table-cell>
          <table:table-cell table:formula="oooc:=AVERAGE([.C13:.L13])" office:value-type="float" office:value="42.5653">
            <text:p>42.565</text:p>
          </table:table-cell>
          <table:table-cell table:formula="oooc:=STDEV([.C13:.L13])/SQRT(10)" office:value-type="float" office:value="0.00932982076760082">
            <text:p>0.009</text:p>
          </table:table-cell>
          <table:table-cell table:formula="oooc:=[.M13]-[.M12]" office:value-type="float" office:value="2.559">
            <text:p>2.559</text:p>
          </table:table-cell>
          <table:table-cell table:formula="oooc:=SQRT([.N12]^2+[.N13]^2)" office:value-type="float" office:value="0.0133342499684917">
            <text:p>0.013</text:p>
          </table:table-cell>
          <table:table-cell table:style-name="ce1" table:formula="oooc:=[.M12]+[.O13]/2" office:value-type="float" office:value="41.2858">
            <text:p>41.286</text:p>
          </table:table-cell>
          <table:table-cell table:style-name="ce1" table:formula="oooc:=[.P13]/2" office:value-type="float" office:value="0.00666712498424586">
            <text:p>0.007</text:p>
          </table:table-cell>
          <table:table-cell table:style-name="ce1" table:formula="oooc:=2*PI()/[.O13]" office:value-type="float" office:value="2.45532837326283">
            <text:p>2.455</text:p>
          </table:table-cell>
          <table:table-cell table:style-name="ce2" table:formula="oooc:=2*PI()*(([.P13]/[.O13])^2)" office:value-type="float" office:value="0.000170599000020087">
            <text:p>0.0002</text:p>
          </table:table-cell>
          <table:table-cell/>
          <table:table-cell table:style-name="ce1" table:number-columns-repeated="3"/>
          <table:table-cell table:style-name="ce2" table:formula="oooc:=SQRT([.Y12]^2+1)" office:value-type="float" office:value="3.46410161513776">
            <text:p>3.4641</text:p>
          </table:table-cell>
          <table:table-cell table:style-name="ce1" office:value-type="float" office:value="42.5653">
            <text:p>42.565</text:p>
          </table:table-cell>
          <table:table-cell table:style-name="ce1" office:value-type="float" office:value="0.00932982076760082">
            <text:p>0.009</text:p>
          </table:table-cell>
        </table:table-row>
        <table:table-row table:style-name="ro1">
          <table:table-cell/>
          <table:table-cell table:formula="oooc:=[.B13]+1" office:value-type="float" office:value="12">
            <text:p>12</text:p>
          </table:table-cell>
          <table:table-cell office:value-type="float" office:value="45.118">
            <text:p>45.118</text:p>
          </table:table-cell>
          <table:table-cell office:value-type="float" office:value="44.915">
            <text:p>44.915</text:p>
          </table:table-cell>
          <table:table-cell office:value-type="float" office:value="44.967">
            <text:p>44.967</text:p>
          </table:table-cell>
          <table:table-cell office:value-type="float" office:value="45.159">
            <text:p>45.159</text:p>
          </table:table-cell>
          <table:table-cell office:value-type="float" office:value="44.882">
            <text:p>44.882</text:p>
          </table:table-cell>
          <table:table-cell office:value-type="float" office:value="45.038">
            <text:p>45.038</text:p>
          </table:table-cell>
          <table:table-cell office:value-type="float" office:value="45.104">
            <text:p>45.104</text:p>
          </table:table-cell>
          <table:table-cell office:value-type="float" office:value="45.038">
            <text:p>45.038</text:p>
          </table:table-cell>
          <table:table-cell office:value-type="float" office:value="44.952">
            <text:p>44.952</text:p>
          </table:table-cell>
          <table:table-cell office:value-type="float" office:value="44.993">
            <text:p>44.993</text:p>
          </table:table-cell>
          <table:table-cell table:formula="oooc:=AVERAGE([.C14:.L14])" office:value-type="float" office:value="45.0166">
            <text:p>45.017</text:p>
          </table:table-cell>
          <table:table-cell table:formula="oooc:=STDEV([.C14:.L14])/SQRT(10)" office:value-type="float" office:value="0.0288182812348922">
            <text:p>0.029</text:p>
          </table:table-cell>
          <table:table-cell table:formula="oooc:=[.M14]-[.M13]" office:value-type="float" office:value="2.4513">
            <text:p>2.451</text:p>
          </table:table-cell>
          <table:table-cell table:formula="oooc:=SQRT([.N13]^2+[.N14]^2)" office:value-type="float" office:value="0.0302909043920596">
            <text:p>0.030</text:p>
          </table:table-cell>
          <table:table-cell table:style-name="ce1" table:formula="oooc:=[.M13]+[.O14]/2" office:value-type="float" office:value="43.79095">
            <text:p>43.791</text:p>
          </table:table-cell>
          <table:table-cell table:style-name="ce1" table:formula="oooc:=[.P14]/2" office:value-type="float" office:value="0.0151454521960298">
            <text:p>0.015</text:p>
          </table:table-cell>
          <table:table-cell table:style-name="ce1" table:formula="oooc:=2*PI()/[.O14]" office:value-type="float" office:value="2.56320536334989">
            <text:p>2.563</text:p>
          </table:table-cell>
          <table:table-cell table:style-name="ce2" table:formula="oooc:=2*PI()*(([.P14]/[.O14])^2)" office:value-type="float" office:value="0.000959425856109871">
            <text:p>0.0010</text:p>
          </table:table-cell>
          <table:table-cell/>
          <table:table-cell table:style-name="ce1" table:number-columns-repeated="3"/>
          <table:table-cell table:style-name="ce2" table:formula="oooc:=SQRT([.Y13]^2+1)" office:value-type="float" office:value="3.60555127546399">
            <text:p>3.6056</text:p>
          </table:table-cell>
          <table:table-cell table:style-name="ce1" office:value-type="float" office:value="45.0166">
            <text:p>45.017</text:p>
          </table:table-cell>
          <table:table-cell table:style-name="ce1" office:value-type="float" office:value="0.0288182812348922">
            <text:p>0.029</text:p>
          </table:table-cell>
        </table:table-row>
        <table:table-row table:style-name="ro1">
          <table:table-cell table:number-columns-repeated="12"/>
          <table:table-cell table:number-columns-repeated="2" table:style-name="Default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4.683">
            <text:p>24.683</text:p>
          </table:table-cell>
          <table:table-cell office:value-type="float" office:value="25.064">
            <text:p>25.064</text:p>
          </table:table-cell>
          <table:table-cell office:value-type="float" office:value="24.801">
            <text:p>24.801</text:p>
          </table:table-cell>
          <table:table-cell office:value-type="float" office:value="24.534">
            <text:p>24.534</text:p>
          </table:table-cell>
          <table:table-cell office:value-type="float" office:value="24.834">
            <text:p>24.834</text:p>
          </table:table-cell>
          <table:table-cell office:value-type="float" office:value="24.904">
            <text:p>24.904</text:p>
          </table:table-cell>
          <table:table-cell office:value-type="float" office:value="24.932">
            <text:p>24.932</text:p>
          </table:table-cell>
          <table:table-cell office:value-type="float" office:value="24.84">
            <text:p>24.840</text:p>
          </table:table-cell>
          <table:table-cell office:value-type="float" office:value="24.891">
            <text:p>24.891</text:p>
          </table:table-cell>
          <table:table-cell office:value-type="float" office:value="24.814">
            <text:p>24.814</text:p>
          </table:table-cell>
          <table:table-cell table:formula="oooc:=AVERAGE([.C16:.L16])" office:value-type="float" office:value="24.8297">
            <text:p>24.830</text:p>
          </table:table-cell>
          <table:table-cell table:formula="oooc:=STDEV([.C16:.L16])" office:value-type="float" office:value="0.143292280942756">
            <text:p>0.143</text:p>
          </table:table-cell>
          <table:table-cell table:formula="oooc:=[.M16]-[.M15]" office:value-type="float" office:value="24.8297">
            <text:p>24.830</text:p>
          </table:table-cell>
          <table:table-cell table:formula="oooc:=SQRT([.N15]^2+[.N16]^2)" office:value-type="float" office:value="0.143292280942756">
            <text:p>0.143</text:p>
          </table:table-cell>
          <table:table-cell table:style-name="ce1" table:formula="oooc:=[.M15]+[.O16]/2" office:value-type="float" office:value="12.41485">
            <text:p>12.415</text:p>
          </table:table-cell>
          <table:table-cell table:style-name="ce1" table:formula="oooc:=[.P16]/2" office:value-type="float" office:value="0.0716461404713783">
            <text:p>0.072</text:p>
          </table:table-cell>
          <table:table-cell table:style-name="ce1" table:formula="oooc:=2*PI()/[.O16]" office:value-type="float" office:value="0.25305119704143">
            <text:p>0.253</text:p>
          </table:table-cell>
          <table:table-cell table:style-name="ce2" table:formula="oooc:=2*PI()*(([.P16]/[.O16])^2)" office:value-type="float" office:value="0.000209258214562909">
            <text:p>0.0002</text:p>
          </table:table-cell>
          <table:table-cell table:number-columns-repeated="7"/>
        </table:table-row>
        <table:table-row table:style-name="ro1">
          <table:table-cell/>
          <table:table-cell table:formula="oooc:=[.B16]+10" office:value-type="float" office:value="20">
            <text:p>20</text:p>
          </table:table-cell>
          <table:table-cell office:value-type="float" office:value="50.73">
            <text:p>50.730</text:p>
          </table:table-cell>
          <table:table-cell office:value-type="float" office:value="51.063">
            <text:p>51.063</text:p>
          </table:table-cell>
          <table:table-cell office:value-type="float" office:value="50.467">
            <text:p>50.467</text:p>
          </table:table-cell>
          <table:table-cell office:value-type="float" office:value="50.367">
            <text:p>50.367</text:p>
          </table:table-cell>
          <table:table-cell office:value-type="float" office:value="50.622">
            <text:p>50.622</text:p>
          </table:table-cell>
          <table:table-cell office:value-type="float" office:value="50.548">
            <text:p>50.548</text:p>
          </table:table-cell>
          <table:table-cell office:value-type="float" office:value="50.622">
            <text:p>50.622</text:p>
          </table:table-cell>
          <table:table-cell office:value-type="float" office:value="50.648">
            <text:p>50.648</text:p>
          </table:table-cell>
          <table:table-cell office:value-type="float" office:value="50.58">
            <text:p>50.580</text:p>
          </table:table-cell>
          <table:table-cell office:value-type="float" office:value="50.448">
            <text:p>50.448</text:p>
          </table:table-cell>
          <table:table-cell table:formula="oooc:=AVERAGE([.C17:.L17])" office:value-type="float" office:value="50.6095">
            <text:p>50.610</text:p>
          </table:table-cell>
          <table:table-cell table:formula="oooc:=STDEV([.C17:.L17])" office:value-type="float" office:value="0.192014033051986">
            <text:p>0.192</text:p>
          </table:table-cell>
          <table:table-cell table:formula="oooc:=[.M17]-[.M16]" office:value-type="float" office:value="25.7798">
            <text:p>25.780</text:p>
          </table:table-cell>
          <table:table-cell table:formula="oooc:=SQRT([.N16]^2+[.N17]^2)" office:value-type="float" office:value="0.239587284025399">
            <text:p>0.240</text:p>
          </table:table-cell>
          <table:table-cell table:style-name="ce1" table:formula="oooc:=[.M16]+[.O17]/2" office:value-type="float" office:value="37.7196">
            <text:p>37.720</text:p>
          </table:table-cell>
          <table:table-cell table:style-name="ce1" table:formula="oooc:=[.P17]/2" office:value-type="float" office:value="0.119793642012699">
            <text:p>0.120</text:p>
          </table:table-cell>
          <table:table-cell table:style-name="ce1" table:formula="oooc:=2*PI()/[.O17]" office:value-type="float" office:value="0.243725137789261">
            <text:p>0.244</text:p>
          </table:table-cell>
          <table:table-cell table:style-name="ce2" table:formula="oooc:=2*PI()*(([.P17]/[.O17])^2)" office:value-type="float" office:value="0.000542685614617715">
            <text:p>0.0005</text:p>
          </table:table-cell>
          <table:table-cell table:number-columns-repeated="7"/>
        </table:table-row>
        <table:table-row table:style-name="ro1">
          <table:table-cell/>
          <table:table-cell table:formula="oooc:=[.B17]+10" office:value-type="float" office:value="30">
            <text:p>30</text:p>
          </table:table-cell>
          <table:table-cell office:value-type="float" office:value="77.628">
            <text:p>77.628</text:p>
          </table:table-cell>
          <table:table-cell office:value-type="float" office:value="78.018">
            <text:p>78.018</text:p>
          </table:table-cell>
          <table:table-cell office:value-type="float" office:value="77.082">
            <text:p>77.082</text:p>
          </table:table-cell>
          <table:table-cell office:value-type="float" office:value="77.181">
            <text:p>77.181</text:p>
          </table:table-cell>
          <table:table-cell office:value-type="float" office:value="77.338">
            <text:p>77.338</text:p>
          </table:table-cell>
          <table:table-cell office:value-type="float" office:value="77.238">
            <text:p>77.238</text:p>
          </table:table-cell>
          <table:table-cell office:value-type="float" office:value="77.332">
            <text:p>77.332</text:p>
          </table:table-cell>
          <table:table-cell office:value-type="float" office:value="77.291">
            <text:p>77.291</text:p>
          </table:table-cell>
          <table:table-cell office:value-type="float" office:value="77.219">
            <text:p>77.219</text:p>
          </table:table-cell>
          <table:table-cell office:value-type="float" office:value="77.1">
            <text:p>77.100</text:p>
          </table:table-cell>
          <table:table-cell table:formula="oooc:=AVERAGE([.C18:.L18])" office:value-type="float" office:value="77.3427">
            <text:p>77.343</text:p>
          </table:table-cell>
          <table:table-cell table:formula="oooc:=STDEV([.C18:.L18])" office:value-type="float" office:value="0.282747256593432">
            <text:p>0.283</text:p>
          </table:table-cell>
          <table:table-cell table:formula="oooc:=[.M18]-[.M17]" office:value-type="float" office:value="26.7332">
            <text:p>26.733</text:p>
          </table:table-cell>
          <table:table-cell table:formula="oooc:=SQRT([.N17]^2+[.N18]^2)" office:value-type="float" office:value="0.341782679490932">
            <text:p>0.342</text:p>
          </table:table-cell>
          <table:table-cell table:style-name="ce1" table:formula="oooc:=[.M17]+[.O18]/2" office:value-type="float" office:value="63.9761">
            <text:p>63.976</text:p>
          </table:table-cell>
          <table:table-cell table:style-name="ce1" table:formula="oooc:=[.P18]/2" office:value-type="float" office:value="0.170891339745466">
            <text:p>0.171</text:p>
          </table:table-cell>
          <table:table-cell table:style-name="ce1" table:formula="oooc:=2*PI()/[.O18]" office:value-type="float" office:value="0.235033041580491">
            <text:p>0.235</text:p>
          </table:table-cell>
          <table:table-cell table:style-name="ce2" table:formula="oooc:=2*PI()*(([.P18]/[.O18])^2)" office:value-type="float" office:value="0.00102701804368508">
            <text:p>0.0010</text:p>
          </table:table-cell>
          <table:table-cell table:number-columns-repeated="7"/>
        </table:table-row>
        <table:table-row table:style-name="ro1">
          <table:table-cell/>
          <table:table-cell table:formula="oooc:=[.B18]+10" office:value-type="float" office:value="40">
            <text:p>40</text:p>
          </table:table-cell>
          <table:table-cell office:value-type="float" office:value="105.698">
            <text:p>105.698</text:p>
          </table:table-cell>
          <table:table-cell office:value-type="float" office:value="106.094">
            <text:p>106.094</text:p>
          </table:table-cell>
          <table:table-cell office:value-type="float" office:value="104.729">
            <text:p>104.729</text:p>
          </table:table-cell>
          <table:table-cell office:value-type="float" office:value="105.113">
            <text:p>105.113</text:p>
          </table:table-cell>
          <table:table-cell office:value-type="float" office:value="105.259">
            <text:p>105.259</text:p>
          </table:table-cell>
          <table:table-cell office:value-type="float" office:value="104.995">
            <text:p>104.995</text:p>
          </table:table-cell>
          <table:table-cell office:value-type="float" office:value="105.116">
            <text:p>105.116</text:p>
          </table:table-cell>
          <table:table-cell office:value-type="float" office:value="105.029">
            <text:p>105.029</text:p>
          </table:table-cell>
          <table:table-cell office:value-type="float" office:value="104.911">
            <text:p>104.911</text:p>
          </table:table-cell>
          <table:table-cell office:value-type="float" office:value="104.753">
            <text:p>104.753</text:p>
          </table:table-cell>
          <table:table-cell table:formula="oooc:=AVERAGE([.C19:.L19])" office:value-type="float" office:value="105.1697">
            <text:p>105.170</text:p>
          </table:table-cell>
          <table:table-cell table:formula="oooc:=STDEV([.C19:.L19])" office:value-type="float" office:value="0.425911062703625">
            <text:p>0.426</text:p>
          </table:table-cell>
          <table:table-cell table:formula="oooc:=[.M19]-[.M18]" office:value-type="float" office:value="27.827">
            <text:p>27.827</text:p>
          </table:table-cell>
          <table:table-cell table:formula="oooc:=SQRT([.N18]^2+[.N19]^2)" office:value-type="float" office:value="0.51122034823004">
            <text:p>0.511</text:p>
          </table:table-cell>
          <table:table-cell table:style-name="ce1" table:formula="oooc:=[.M18]+[.O19]/2" office:value-type="float" office:value="91.2562">
            <text:p>91.256</text:p>
          </table:table-cell>
          <table:table-cell table:style-name="ce1" table:formula="oooc:=[.P19]/2" office:value-type="float" office:value="0.25561017411502">
            <text:p>0.256</text:p>
          </table:table-cell>
          <table:table-cell table:style-name="ce1" table:formula="oooc:=2*PI()/[.O19]" office:value-type="float" office:value="0.225794563092665">
            <text:p>0.226</text:p>
          </table:table-cell>
          <table:table-cell table:style-name="ce2" table:formula="oooc:=2*PI()*(([.P19]/[.O19])^2)" office:value-type="float" office:value="0.00212062245589686">
            <text:p>0.0021</text:p>
          </table:table-cell>
          <table:table-cell table:number-columns-repeated="7"/>
        </table:table-row>
        <table:table-row table:style-name="ro1">
          <table:table-cell/>
          <table:table-cell table:formula="oooc:=[.B19]+10" office:value-type="float" office:value="50">
            <text:p>50</text:p>
          </table:table-cell>
          <table:table-cell office:value-type="float" office:value="134.985">
            <text:p>134.985</text:p>
          </table:table-cell>
          <table:table-cell office:value-type="float" office:value="135.439">
            <text:p>135.439</text:p>
          </table:table-cell>
          <table:table-cell office:value-type="float" office:value="133.489">
            <text:p>133.489</text:p>
          </table:table-cell>
          <table:table-cell office:value-type="float" office:value="134.244">
            <text:p>134.244</text:p>
          </table:table-cell>
          <table:table-cell office:value-type="float" office:value="134.23">
            <text:p>134.230</text:p>
          </table:table-cell>
          <table:table-cell office:value-type="float" office:value="133.994">
            <text:p>133.994</text:p>
          </table:table-cell>
          <table:table-cell office:value-type="float" office:value="134.009">
            <text:p>134.009</text:p>
          </table:table-cell>
          <table:table-cell office:value-type="float" office:value="133.907">
            <text:p>133.907</text:p>
          </table:table-cell>
          <table:table-cell office:value-type="float" office:value="133.775">
            <text:p>133.775</text:p>
          </table:table-cell>
          <table:table-cell office:value-type="float" office:value="133.576">
            <text:p>133.576</text:p>
          </table:table-cell>
          <table:table-cell table:formula="oooc:=AVERAGE([.C20:.L20])" office:value-type="float" office:value="134.1648">
            <text:p>134.165</text:p>
          </table:table-cell>
          <table:table-cell table:formula="oooc:=STDEV([.C20:.L20])" office:value-type="float" office:value="0.613014373585336">
            <text:p>0.613</text:p>
          </table:table-cell>
          <table:table-cell table:formula="oooc:=[.M20]-[.M19]" office:value-type="float" office:value="28.9951">
            <text:p>28.995</text:p>
          </table:table-cell>
          <table:table-cell table:formula="oooc:=SQRT([.N19]^2+[.N20]^2)" office:value-type="float" office:value="0.746449499668634">
            <text:p>0.746</text:p>
          </table:table-cell>
          <table:table-cell table:style-name="ce1" table:formula="oooc:=[.M19]+[.O20]/2" office:value-type="float" office:value="119.66725">
            <text:p>119.667</text:p>
          </table:table-cell>
          <table:table-cell table:style-name="ce1" table:formula="oooc:=[.P20]/2" office:value-type="float" office:value="0.373224749834317">
            <text:p>0.373</text:p>
          </table:table-cell>
          <table:table-cell table:style-name="ce1" table:formula="oooc:=2*PI()/[.O20]" office:value-type="float" office:value="0.216698176836072">
            <text:p>0.217</text:p>
          </table:table-cell>
          <table:table-cell table:style-name="ce2" table:formula="oooc:=2*PI()*(([.P20]/[.O20])^2)" office:value-type="float" office:value="0.00416419932181341">
            <text:p>0.0042</text:p>
          </table:table-cell>
          <table:table-cell table:number-columns-repeated="7"/>
        </table:table-row>
        <table:table-row table:style-name="ro1">
          <table:table-cell/>
          <table:table-cell table:formula="oooc:=[.B20]+10" office:value-type="float" office:value="60">
            <text:p>60</text:p>
          </table:table-cell>
          <table:table-cell office:value-type="float" office:value="165.601">
            <text:p>165.601</text:p>
          </table:table-cell>
          <table:table-cell office:value-type="float" office:value="166.298">
            <text:p>166.298</text:p>
          </table:table-cell>
          <table:table-cell office:value-type="float" office:value="163.509">
            <text:p>163.509</text:p>
          </table:table-cell>
          <table:table-cell office:value-type="float" office:value="164.777">
            <text:p>164.777</text:p>
          </table:table-cell>
          <table:table-cell office:value-type="float" office:value="164.667">
            <text:p>164.667</text:p>
          </table:table-cell>
          <table:table-cell office:value-type="float" office:value="164.13">
            <text:p>164.130</text:p>
          </table:table-cell>
          <table:table-cell office:value-type="float" office:value="164.216">
            <text:p>164.216</text:p>
          </table:table-cell>
          <table:table-cell office:value-type="float" office:value="164.062">
            <text:p>164.062</text:p>
          </table:table-cell>
          <table:table-cell office:value-type="float" office:value="163.853">
            <text:p>163.853</text:p>
          </table:table-cell>
          <table:table-cell office:value-type="float" office:value="163.558">
            <text:p>163.558</text:p>
          </table:table-cell>
          <table:table-cell table:formula="oooc:=AVERAGE([.C21:.L21])" office:value-type="float" office:value="164.4671">
            <text:p>164.467</text:p>
          </table:table-cell>
          <table:table-cell table:formula="oooc:=STDEV([.C21:.L21])" office:value-type="float" office:value="0.896676139974741">
            <text:p>0.897</text:p>
          </table:table-cell>
          <table:table-cell table:formula="oooc:=[.M21]-[.M20]" office:value-type="float" office:value="30.3023">
            <text:p>30.302</text:p>
          </table:table-cell>
          <table:table-cell table:formula="oooc:=SQRT([.N20]^2+[.N21]^2)" office:value-type="float" office:value="1.08619276476242">
            <text:p>1.086</text:p>
          </table:table-cell>
          <table:table-cell table:style-name="ce1" table:formula="oooc:=[.M20]+[.O21]/2" office:value-type="float" office:value="149.31595">
            <text:p>149.316</text:p>
          </table:table-cell>
          <table:table-cell table:style-name="ce1" table:formula="oooc:=[.P21]/2" office:value-type="float" office:value="0.543096382381209">
            <text:p>0.543</text:p>
          </table:table-cell>
          <table:table-cell table:style-name="ce1" table:formula="oooc:=2*PI()/[.O21]" office:value-type="float" office:value="0.207350112274632">
            <text:p>0.207</text:p>
          </table:table-cell>
          <table:table-cell table:style-name="ce2" table:formula="oooc:=2*PI()*(([.P21]/[.O21])^2)" office:value-type="float" office:value="0.00807314016150728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CC</text:p>
          </table:table-cell>
          <table:table-cell table:style-name="Default" table:number-columns-repeated="3"/>
          <table:table-cell table:style-name="Default" office:value-type="string">
            <text:p>Dec</text:p>
          </table:table-cell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string">
            <text:p>$\alpha$</text:p>
          </table:table-cell>
          <table:table-cell table:style-name="ce2" office:value-type="float" office:value="0.0419268">
            <text:p>0.0419</text:p>
          </table:table-cell>
          <table:table-cell table:number-columns-repeated="2"/>
          <table:table-cell table:style-name="Default" office:value-type="string">
            <text:p>$\beta$</text:p>
          </table:table-cell>
          <table:table-cell table:style-name="ce5" office:value-type="float" office:value="-0.000334021">
            <text:p>-3.340E-004</text:p>
          </table:table-cell>
          <table:table-cell/>
          <table:table-cell office:value-type="string">
            <text:p>MASS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$\sigma_{\alpha}$</text:p>
          </table:table-cell>
          <table:table-cell table:style-name="ce2" office:value-type="float" office:value="0.0002377">
            <text:p>0.0002</text:p>
          </table:table-cell>
          <table:table-cell table:style-name="Default"/>
          <table:table-cell/>
          <table:table-cell table:style-name="Default" office:value-type="string">
            <text:p>$\sigma_{\beta}$</text:p>
          </table:table-cell>
          <table:table-cell table:style-name="ce5" office:value-type="float" office:value="0.000002966">
            <text:p>2.966E-006</text:p>
          </table:table-cell>
          <table:table-cell/>
          <table:table-cell table:style-name="ce2" table:formula="oooc:=34/1000" office:value-type="float" office:value="0.034">
            <text:p>0.0340</text:p>
          </table:table-cell>
          <table:table-cell table:style-name="ce2" table:formula="oooc:=0.5/1000" office:value-type="float" office:value="0.0005">
            <text:p>0.000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$\omega_0$</text:p>
          </table:table-cell>
          <table:table-cell office:value-type="float" office:value="0.731249">
            <text:p>0.731</text:p>
          </table:table-cell>
          <table:table-cell table:number-columns-repeated="2"/>
          <table:table-cell table:style-name="Default" office:value-type="string">
            <text:p>$\omega_{max}$</text:p>
          </table:table-cell>
          <table:table-cell table:style-name="ce5" office:value-type="float" office:value="0.256741">
            <text:p>2.567E-001</text:p>
          </table:table-cell>
          <table:table-cell/>
          <table:table-cell office:value-type="string">
            <text:p>RAGGIO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$\sigma_{\omega_0}$</text:p>
          </table:table-cell>
          <table:table-cell office:value-type="float" office:value="0.006983">
            <text:p>0.007</text:p>
          </table:table-cell>
          <table:table-cell table:number-columns-repeated="2"/>
          <table:table-cell table:style-name="Default" office:value-type="string">
            <text:p>$\sigma_{\omega_{max}}$</text:p>
          </table:table-cell>
          <table:table-cell table:style-name="ce5" office:value-type="float" office:value="0.0002724">
            <text:p>2.724E-004</text:p>
          </table:table-cell>
          <table:table-cell/>
          <table:table-cell table:style-name="ce7" table:formula="oooc:=18.95/1000" office:value-type="float" office:value="0.01895">
            <text:p>0.01895</text:p>
          </table:table-cell>
          <table:table-cell table:style-name="ce7" table:formula="oooc:=0.01/1000" office:value-type="float" office:value="0.00001">
            <text:p>0.00001</text:p>
          </table:table-cell>
          <table:table-cell table:number-columns-repeated="13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-b</text:p>
          </table:table-cell>
          <table:table-cell table:formula="oooc:=[.C23]-[.G23]" office:value-type="float" office:value="0.042260821">
            <text:p>0.042</text:p>
          </table:table-cell>
          <table:table-cell/>
          <table:table-cell table:style-name="Default"/>
          <table:table-cell table:style-name="ce3" office:value-type="string">
            <text:p>g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8"/>
          <table:table-cell office:value-type="float" office:value="9.806">
            <text:p>9.806</text:p>
          </table:table-cell>
          <table:table-cell office:value-type="float" office:value="0.001">
            <text:p>0.00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etodo alt</text:p>
          </table:table-cell>
          <table:table-cell table:number-columns-repeated="3"/>
          <table:table-cell office:value-type="string">
            <text:p>momento d'inerzia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$\theta$</text:p>
          </table:table-cell>
          <table:table-cell office:value-type="float" office:value="17.2859">
            <text:p>17.286</text:p>
          </table:table-cell>
          <table:table-cell/>
          <table:table-cell office:value-type="string">
            <text:p>primo</text:p>
          </table:table-cell>
          <table:table-cell table:formula="oooc:=([.I24]*[.I26]*[.I28]-[.C23]*[.I24]*[.I26]^2)/([.C23]-[.G23])" office:value-type="float" office:value="0.149488196061414">
            <text:p>0.149</text:p>
          </table:table-cell>
          <table:table-cell table:formula="oooc:=SQRT(SUMSQ([.C38:.C42]))" office:value-type="float" office:value="0.00235450196979615">
            <text:p>0.00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$\sigma_{\theta}$</text:p>
          </table:table-cell>
          <table:table-cell office:value-type="float" office:value="0.008777">
            <text:p>0.009</text:p>
          </table:table-cell>
          <table:table-cell/>
          <table:table-cell office:value-type="string">
            <text:p>secondo</text:p>
          </table:table-cell>
          <table:table-cell table:style-name="ce2" table:formula="oooc:=([.I24]*[.I26]*([.I28]*[.C30]^2-4*PI()*[.I26]))/(4*PI()-[.C30]^2*[.G23])" office:value-type="float" office:value="0.149033248158516">
            <text:p>0.1490</text:p>
          </table:table-cell>
          <table:table-cell table:style-name="ce2" table:formula="oooc:=SQRT(SUMSQ([.F38:.F40]))" office:value-type="float" office:value="0.00015069609183127">
            <text:p>0.000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erc</text:p>
          </table:table-cell>
          <table:table-cell office:value-type="float" office:value="-17.3155">
            <text:p>-17.316</text:p>
          </table:table-cell>
          <table:table-cell/>
          <table:table-cell office:value-type="string">
            <text:p>atteso</text:p>
          </table:table-cell>
          <table:table-cell office:value-type="float" office:value="0.164">
            <text:p>0.164</text:p>
          </table:table-cell>
          <table:table-cell office:value-type="float" office:value="0.001">
            <text:p>0.00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rr int</text:p>
          </table:table-cell>
          <table:table-cell office:value-type="float" office:value="0.02404">
            <text:p>0.024</text:p>
          </table:table-cell>
          <table:table-cell table:number-columns-repeated="2"/>
          <table:table-cell office:value-type="string">
            <text:p>momento attrito (Nm)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rimo</text:p>
          </table:table-cell>
          <table:table-cell table:style-name="ce4" table:formula="oooc:=-[.G23]*0.149" office:value-type="float" office:value="0.000049769129">
            <text:p>4.98E-005</text:p>
          </table:table-cell>
          <table:table-cell table:style-name="ce6" table:formula="oooc:=SQRT(([.F30]*[.G24])^2+([.G23]*[.G30])^2)" office:value-type="float" office:value="0.000000902826711494218">
            <text:p>9E-007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>
            <text:p>secondo</text:p>
          </table:table-cell>
          <table:table-cell table:style-name="ce4" table:formula="oooc:=[.G23]*0.149" office:value-type="float" office:value="-0.000049769129">
            <text:p>-4.98E-005</text:p>
          </table:table-cell>
          <table:table-cell table:style-name="ce6" table:formula="oooc:=SQRT(([.F31]*[.G24])^2+([.G23]*[.G31])^2)" office:value-type="float" office:value="0.000000444889323843046">
            <text:p>4E-007</text:p>
          </table:table-cell>
          <table:table-cell/>
          <table:table-cell office:value-type="string">
            <text:p>compatibilità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p-a</text:p>
          </table:table-cell>
          <table:table-cell table:style-name="ce8" table:formula="oooc:=ABS([.F32]-[.F30])/SQRT(SUMSQ([.G32];[.G30]))" office:value-type="float" office:value="5.67296875151149">
            <text:p>5.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pezzi di errore </text:p>
          </table:table-cell>
          <table:table-cell/>
          <table:table-cell office:value-type="string">
            <text:p>pezzi di errore 2</text:p>
          </table:table-cell>
          <table:table-cell table:number-columns-repeated="2"/>
          <table:table-cell office:value-type="string">
            <text:p>p-s</text:p>
          </table:table-cell>
          <table:table-cell table:style-name="ce8" table:formula="oooc:=ABS([.F30]-[.F31])/SQRT(SUMSQ([.G30];[.G31]))" office:value-type="float" office:value="0.192830131407273">
            <text:p>0.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ooc:=([.I26]*[.I28]-[.C23]*[.I26]^2)/([.C23]-[.G23])*[.J24]" office:value-type="float" office:value="0.00219835582443255">
            <text:p>0.002</text:p>
          </table:table-cell>
          <table:table-cell table:style-name="ce3" office:value-type="string">
            <text:p>m</text:p>
          </table:table-cell>
          <table:table-cell table:style-name="Default" table:formula="oooc:=([.I26]*([.I28]-[.C23]^2-4*PI()*[.I26]))/(4*PI()-[.C30]^2*[.G23])" office:value-type="float" office:value="0.0143119565887896">
            <text:p>0.01</text:p>
          </table:table-cell>
          <table:table-cell table:formula="oooc:=[.E38]*[.J24]" office:value-type="float" office:value="0.00000715597829439481">
            <text:p>0.000</text:p>
          </table:table-cell>
          <table:table-cell/>
          <table:table-cell office:value-type="string">
            <text:p>a-s</text:p>
          </table:table-cell>
          <table:table-cell table:style-name="ce8" table:formula="oooc:=ABS([.F31]-[.F32])/SQRT(SUMSQ([.G31];[.G32]))" office:value-type="float" office:value="14.7996502678056">
            <text:p>14.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ooc:=[.I24]*[.I26]/[.F27]*[.J28]" office:value-type="float" office:value="0.0000152457994131255">
            <text:p>0.000</text:p>
          </table:table-cell>
          <table:table-cell table:style-name="ce3" office:value-type="string">
            <text:p>theta</text:p>
          </table:table-cell>
          <table:table-cell table:formula="oooc:=(8*PI()*[.I24]*[.I26]*[.C30]*([.I28]-[.G23]*[.I26]))/((4*PI()-[.C30]^2*[.G23])^2)" office:value-type="float" office:value="0.017108859509881">
            <text:p>0.017</text:p>
          </table:table-cell>
          <table:table-cell table:formula="oooc:=[.E39]*[.C31]" office:value-type="float" office:value="0.000150164459918225">
            <text:p>0.0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ooc:=([.I24]*[.I28]-2*[.C23]*[.I24]*[.I26])/[.F27]*[.J26]" office:value-type="float" office:value="0.0000788791995133081">
            <text:p>0.000</text:p>
          </table:table-cell>
          <table:table-cell table:style-name="ce3" office:value-type="string">
            <text:p>beta</text:p>
          </table:table-cell>
          <table:table-cell table:formula="oooc:=([.I24]*[.I26]*[.C30]^2*([.I28]*[.C30]^2-4*PI()*[.I26]))/((4*PI()-[.C30]^2*[.G23])^2)" office:value-type="float" office:value="3.51577935204625">
            <text:p>3.516</text:p>
          </table:table-cell>
          <table:table-cell table:formula="oooc:=[.E40]*[.G24]" office:value-type="float" office:value="0.0000104278015581692">
            <text:p>0.0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ooc:=([.I24]*[.I26]^2-[.I24]*[.I26]*[.I28])/[.F27]^2*[.C24]" office:value-type="float" office:value="-0.000839253692029759">
            <text:p>-0.001</text:p>
          </table:table-cell>
          <table:table-cell table:number-columns-repeated="5"/>
          <table:table-cell table:formula="oooc:=SQRT(10)/1000" office:value-type="float" office:value="0.00316227766016838">
            <text:p>0.00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ooc:=([.I24]*[.I26]*[.I28]-[.C23]*[.I24]*[.I26]^2)/[.F27]^2*[.G24]" office:value-type="float" office:value="0.0000104915611913491">
            <text:p>0.000</text:p>
          </table:table-cell>
          <table:table-cell table:number-columns-repeated="24"/>
        </table:table-row>
        <table:table-row table:style-name="ro1" table:number-rows-repeated="1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2"/>
          <table:table-cell office:value-type="string">
            <text:p>giri</text:p>
          </table:table-cell>
          <table:table-cell table:style-name="Default" office:value-type="string">
            <text:p>$\bar{t}_i$</text:p>
          </table:table-cell>
          <table:table-cell table:style-name="Default" office:value-type="string">
            <text:p>$\sigma_{\bar{t}_i}$</text:p>
          </table:table-cell>
          <table:table-cell table:style-name="Default" office:value-type="string">
            <text:p>$\Delta t_i$</text:p>
          </table:table-cell>
          <table:table-cell table:style-name="ce9" office:value-type="string">
            <text:p>$\sigma_{\Delta t_i}$</text:p>
          </table:table-cell>
          <table:table-cell table:style-name="Default" office:value-type="string">
            <text:p>$t^\ast_i$</text:p>
          </table:table-cell>
          <table:table-cell table:style-name="Default" office:value-type="string">
            <text:p>$\sigma_{t^\ast}$</text:p>
          </table:table-cell>
          <table:table-cell table:style-name="Default" office:value-type="string">
            <text:p>$\bar{\omega}_i$</text:p>
          </table:table-cell>
          <table:table-cell table:style-name="Default" office:value-type="string">
            <text:p>$\sigma_{\omega}$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.1497">
            <text:p>7.150</text:p>
          </table:table-cell>
          <table:table-cell office:value-type="float" office:value="0.0111156046469217">
            <text:p>0.011</text:p>
          </table:table-cell>
          <table:table-cell office:value-type="float" office:value="7.1497">
            <text:p>7.150</text:p>
          </table:table-cell>
          <table:table-cell office:value-type="float" office:value="0.0111156046469217">
            <text:p>0.011</text:p>
          </table:table-cell>
          <table:table-cell office:value-type="float" office:value="3.57485">
            <text:p>3.575</text:p>
          </table:table-cell>
          <table:table-cell office:value-type="float" office:value="0.00555780232346084">
            <text:p>0.006</text:p>
          </table:table-cell>
          <table:table-cell office:value-type="float" office:value="0.878804048726462">
            <text:p>0.879</text:p>
          </table:table-cell>
          <table:table-cell office:value-type="float" office:value="0.000015186944754858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2.5748">
            <text:p>12.575</text:p>
          </table:table-cell>
          <table:table-cell office:value-type="float" office:value="0.055681993897888">
            <text:p>0.056</text:p>
          </table:table-cell>
          <table:table-cell office:value-type="float" office:value="5.4251">
            <text:p>5.425</text:p>
          </table:table-cell>
          <table:table-cell office:value-type="float" office:value="0.0567806402844412">
            <text:p>0.057</text:p>
          </table:table-cell>
          <table:table-cell office:value-type="float" office:value="9.86225">
            <text:p>9.862</text:p>
          </table:table-cell>
          <table:table-cell office:value-type="float" office:value="0.0283903201422206">
            <text:p>0.028</text:p>
          </table:table-cell>
          <table:table-cell office:value-type="float" office:value="1.15816949128672">
            <text:p>1.158</text:p>
          </table:table-cell>
          <table:table-cell office:value-type="float" office:value="0.000688279672917186">
            <text:p>0.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7.2651">
            <text:p>17.265</text:p>
          </table:table-cell>
          <table:table-cell office:value-type="float" office:value="0.00939083477534234">
            <text:p>0.009</text:p>
          </table:table-cell>
          <table:table-cell office:value-type="float" office:value="4.6903">
            <text:p>4.690</text:p>
          </table:table-cell>
          <table:table-cell office:value-type="float" office:value="0.056468329373395">
            <text:p>0.056</text:p>
          </table:table-cell>
          <table:table-cell office:value-type="float" office:value="14.91995">
            <text:p>14.920</text:p>
          </table:table-cell>
          <table:table-cell office:value-type="float" office:value="0.0282341646866975">
            <text:p>0.028</text:p>
          </table:table-cell>
          <table:table-cell office:value-type="float" office:value="1.33961267022996">
            <text:p>1.340</text:p>
          </table:table-cell>
          <table:table-cell office:value-type="float" office:value="0.000910727610195343">
            <text:p>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3682">
            <text:p>21.368</text:p>
          </table:table-cell>
          <table:table-cell office:value-type="float" office:value="0.00883025103455917">
            <text:p>0.009</text:p>
          </table:table-cell>
          <table:table-cell office:value-type="float" office:value="4.1031">
            <text:p>4.103</text:p>
          </table:table-cell>
          <table:table-cell office:value-type="float" office:value="0.0128903495340938">
            <text:p>0.013</text:p>
          </table:table-cell>
          <table:table-cell office:value-type="float" office:value="19.31665">
            <text:p>19.317</text:p>
          </table:table-cell>
          <table:table-cell office:value-type="float" office:value="0.0064451747670469">
            <text:p>0.006</text:p>
          </table:table-cell>
          <table:table-cell office:value-type="float" office:value="1.53132638911545">
            <text:p>1.531</text:p>
          </table:table-cell>
          <table:table-cell office:value-type="float" office:value="0.0000620133299917598">
            <text:p>0.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5.0274">
            <text:p>25.027</text:p>
          </table:table-cell>
          <table:table-cell office:value-type="float" office:value="0.0175069510004836">
            <text:p>0.018</text:p>
          </table:table-cell>
          <table:table-cell office:value-type="float" office:value="3.6592">
            <text:p>3.659</text:p>
          </table:table-cell>
          <table:table-cell office:value-type="float" office:value="0.0196078215686156">
            <text:p>0.020</text:p>
          </table:table-cell>
          <table:table-cell office:value-type="float" office:value="23.1978">
            <text:p>23.198</text:p>
          </table:table-cell>
          <table:table-cell office:value-type="float" office:value="0.00980391078430781">
            <text:p>0.010</text:p>
          </table:table-cell>
          <table:table-cell office:value-type="float" office:value="1.71709261783439">
            <text:p>1.717</text:p>
          </table:table-cell>
          <table:table-cell office:value-type="float" office:value="0.000180412351097707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8.4238">
            <text:p>28.424</text:p>
          </table:table-cell>
          <table:table-cell office:value-type="float" office:value="0.0126927800999886">
            <text:p>0.013</text:p>
          </table:table-cell>
          <table:table-cell office:value-type="float" office:value="3.3964">
            <text:p>3.396</text:p>
          </table:table-cell>
          <table:table-cell office:value-type="float" office:value="0.0216240606732409">
            <text:p>0.022</text:p>
          </table:table-cell>
          <table:table-cell office:value-type="float" office:value="26.7256">
            <text:p>26.726</text:p>
          </table:table-cell>
          <table:table-cell office:value-type="float" office:value="0.0108120303366204">
            <text:p>0.011</text:p>
          </table:table-cell>
          <table:table-cell office:value-type="float" office:value="1.84995445388635">
            <text:p>1.850</text:p>
          </table:table-cell>
          <table:table-cell office:value-type="float" office:value="0.000254692822587817">
            <text:p>0.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31.5681">
            <text:p>31.568</text:p>
          </table:table-cell>
          <table:table-cell office:value-type="float" office:value="0.0125666666666666">
            <text:p>0.013</text:p>
          </table:table-cell>
          <table:table-cell office:value-type="float" office:value="3.1443">
            <text:p>3.144</text:p>
          </table:table-cell>
          <table:table-cell office:value-type="float" office:value="0.0178613487110514">
            <text:p>0.018</text:p>
          </table:table-cell>
          <table:table-cell office:value-type="float" office:value="29.99595">
            <text:p>29.996</text:p>
          </table:table-cell>
          <table:table-cell office:value-type="float" office:value="0.0089306743555257">
            <text:p>0.009</text:p>
          </table:table-cell>
          <table:table-cell office:value-type="float" office:value="1.99827793377845">
            <text:p>1.998</text:p>
          </table:table-cell>
          <table:table-cell office:value-type="float" office:value="0.000202749791239929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4.5444">
            <text:p>34.544</text:p>
          </table:table-cell>
          <table:table-cell office:value-type="float" office:value="0.0102363187827576">
            <text:p>0.010</text:p>
          </table:table-cell>
          <table:table-cell office:value-type="float" office:value="2.97629999999999">
            <text:p>2.976</text:p>
          </table:table-cell>
          <table:table-cell office:value-type="float" office:value="0.0162081255342296">
            <text:p>0.016</text:p>
          </table:table-cell>
          <table:table-cell office:value-type="float" office:value="33.05625">
            <text:p>33.056</text:p>
          </table:table-cell>
          <table:table-cell office:value-type="float" office:value="0.00810406276711481">
            <text:p>0.008</text:p>
          </table:table-cell>
          <table:table-cell office:value-type="float" office:value="2.11107257574156">
            <text:p>2.111</text:p>
          </table:table-cell>
          <table:table-cell office:value-type="float" office:value="0.000186333972568599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7.3414">
            <text:p>37.341</text:p>
          </table:table-cell>
          <table:table-cell office:value-type="float" office:value="0.0158389112981638">
            <text:p>0.016</text:p>
          </table:table-cell>
          <table:table-cell office:value-type="float" office:value="2.797">
            <text:p>2.797</text:p>
          </table:table-cell>
          <table:table-cell office:value-type="float" office:value="0.0188587733782804">
            <text:p>0.019</text:p>
          </table:table-cell>
          <table:table-cell office:value-type="float" office:value="35.9429">
            <text:p>35.943</text:p>
          </table:table-cell>
          <table:table-cell office:value-type="float" office:value="0.00942938668914019">
            <text:p>0.009</text:p>
          </table:table-cell>
          <table:table-cell office:value-type="float" office:value="2.24640161143353">
            <text:p>2.246</text:p>
          </table:table-cell>
          <table:table-cell office:value-type="float" office:value="0.000285641838080699">
            <text:p>0.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40.0063">
            <text:p>40.006</text:p>
          </table:table-cell>
          <table:table-cell office:value-type="float" office:value="0.00952662934445681">
            <text:p>0.010</text:p>
          </table:table-cell>
          <table:table-cell office:value-type="float" office:value="2.6649">
            <text:p>2.665</text:p>
          </table:table-cell>
          <table:table-cell office:value-type="float" office:value="0.0184831755328398">
            <text:p>0.018</text:p>
          </table:table-cell>
          <table:table-cell office:value-type="float" office:value="38.67385">
            <text:p>38.674</text:p>
          </table:table-cell>
          <table:table-cell office:value-type="float" office:value="0.00924158776641988">
            <text:p>0.009</text:p>
          </table:table-cell>
          <table:table-cell office:value-type="float" office:value="2.35775650387616">
            <text:p>2.358</text:p>
          </table:table-cell>
          <table:table-cell office:value-type="float" office:value="0.000302253410994892">
            <text:p>0.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2.5653">
            <text:p>42.565</text:p>
          </table:table-cell>
          <table:table-cell office:value-type="float" office:value="0.00932982076760082">
            <text:p>0.009</text:p>
          </table:table-cell>
          <table:table-cell office:value-type="float" office:value="2.559">
            <text:p>2.559</text:p>
          </table:table-cell>
          <table:table-cell office:value-type="float" office:value="0.0133342499684917">
            <text:p>0.013</text:p>
          </table:table-cell>
          <table:table-cell office:value-type="float" office:value="41.2858">
            <text:p>41.286</text:p>
          </table:table-cell>
          <table:table-cell office:value-type="float" office:value="0.00666712498424586">
            <text:p>0.007</text:p>
          </table:table-cell>
          <table:table-cell office:value-type="float" office:value="2.45532837326283">
            <text:p>2.455</text:p>
          </table:table-cell>
          <table:table-cell office:value-type="float" office:value="0.000170599000020087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45.0166">
            <text:p>45.017</text:p>
          </table:table-cell>
          <table:table-cell office:value-type="float" office:value="0.0288182812348922">
            <text:p>0.029</text:p>
          </table:table-cell>
          <table:table-cell office:value-type="float" office:value="2.4513">
            <text:p>2.451</text:p>
          </table:table-cell>
          <table:table-cell office:value-type="float" office:value="0.0302909043920596">
            <text:p>0.030</text:p>
          </table:table-cell>
          <table:table-cell office:value-type="float" office:value="43.79095">
            <text:p>43.791</text:p>
          </table:table-cell>
          <table:table-cell office:value-type="float" office:value="0.0151454521960298">
            <text:p>0.015</text:p>
          </table:table-cell>
          <table:table-cell office:value-type="float" office:value="2.56320536334989">
            <text:p>2.563</text:p>
          </table:table-cell>
          <table:table-cell office:value-type="float" office:value="0.000959425856109871">
            <text:p>0.0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4.8297">
            <text:p>24.830</text:p>
          </table:table-cell>
          <table:table-cell office:value-type="float" office:value="0.143292280942756">
            <text:p>0.143</text:p>
          </table:table-cell>
          <table:table-cell office:value-type="float" office:value="24.8297">
            <text:p>24.830</text:p>
          </table:table-cell>
          <table:table-cell office:value-type="float" office:value="0.143292280942756">
            <text:p>0.143</text:p>
          </table:table-cell>
          <table:table-cell office:value-type="float" office:value="12.41485">
            <text:p>12.415</text:p>
          </table:table-cell>
          <table:table-cell office:value-type="float" office:value="0.0716461404713783">
            <text:p>0.072</text:p>
          </table:table-cell>
          <table:table-cell office:value-type="float" office:value="0.25305119704143">
            <text:p>0.253</text:p>
          </table:table-cell>
          <table:table-cell office:value-type="float" office:value="0.000209258214562909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0.6095">
            <text:p>50.610</text:p>
          </table:table-cell>
          <table:table-cell office:value-type="float" office:value="0.192014033051986">
            <text:p>0.192</text:p>
          </table:table-cell>
          <table:table-cell office:value-type="float" office:value="25.7798">
            <text:p>25.780</text:p>
          </table:table-cell>
          <table:table-cell office:value-type="float" office:value="0.239587284025399">
            <text:p>0.240</text:p>
          </table:table-cell>
          <table:table-cell office:value-type="float" office:value="37.7196">
            <text:p>37.720</text:p>
          </table:table-cell>
          <table:table-cell office:value-type="float" office:value="0.119793642012699">
            <text:p>0.120</text:p>
          </table:table-cell>
          <table:table-cell office:value-type="float" office:value="0.243725137789261">
            <text:p>0.244</text:p>
          </table:table-cell>
          <table:table-cell office:value-type="float" office:value="0.000542685614617715">
            <text:p>0.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77.3427">
            <text:p>77.343</text:p>
          </table:table-cell>
          <table:table-cell office:value-type="float" office:value="0.282747256593432">
            <text:p>0.283</text:p>
          </table:table-cell>
          <table:table-cell office:value-type="float" office:value="26.7332">
            <text:p>26.733</text:p>
          </table:table-cell>
          <table:table-cell office:value-type="float" office:value="0.341782679490932">
            <text:p>0.342</text:p>
          </table:table-cell>
          <table:table-cell office:value-type="float" office:value="63.9761">
            <text:p>63.976</text:p>
          </table:table-cell>
          <table:table-cell office:value-type="float" office:value="0.170891339745466">
            <text:p>0.171</text:p>
          </table:table-cell>
          <table:table-cell office:value-type="float" office:value="0.235033041580491">
            <text:p>0.235</text:p>
          </table:table-cell>
          <table:table-cell office:value-type="float" office:value="0.00102701804368508">
            <text:p>0.0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05.1697">
            <text:p>105.170</text:p>
          </table:table-cell>
          <table:table-cell office:value-type="float" office:value="0.425911062703625">
            <text:p>0.426</text:p>
          </table:table-cell>
          <table:table-cell office:value-type="float" office:value="27.827">
            <text:p>27.827</text:p>
          </table:table-cell>
          <table:table-cell office:value-type="float" office:value="0.51122034823004">
            <text:p>0.511</text:p>
          </table:table-cell>
          <table:table-cell office:value-type="float" office:value="91.2562">
            <text:p>91.256</text:p>
          </table:table-cell>
          <table:table-cell office:value-type="float" office:value="0.25561017411502">
            <text:p>0.256</text:p>
          </table:table-cell>
          <table:table-cell office:value-type="float" office:value="0.225794563092665">
            <text:p>0.226</text:p>
          </table:table-cell>
          <table:table-cell office:value-type="float" office:value="0.00212062245589686">
            <text:p>0.0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34.1648">
            <text:p>134.165</text:p>
          </table:table-cell>
          <table:table-cell office:value-type="float" office:value="0.613014373585336">
            <text:p>0.613</text:p>
          </table:table-cell>
          <table:table-cell office:value-type="float" office:value="28.9951">
            <text:p>28.995</text:p>
          </table:table-cell>
          <table:table-cell office:value-type="float" office:value="0.746449499668634">
            <text:p>0.746</text:p>
          </table:table-cell>
          <table:table-cell office:value-type="float" office:value="119.66725">
            <text:p>119.667</text:p>
          </table:table-cell>
          <table:table-cell office:value-type="float" office:value="0.373224749834317">
            <text:p>0.373</text:p>
          </table:table-cell>
          <table:table-cell office:value-type="float" office:value="0.216698176836072">
            <text:p>0.217</text:p>
          </table:table-cell>
          <table:table-cell office:value-type="float" office:value="0.00416419932181341">
            <text:p>0.00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64.4671">
            <text:p>164.467</text:p>
          </table:table-cell>
          <table:table-cell office:value-type="float" office:value="0.896676139974741">
            <text:p>0.897</text:p>
          </table:table-cell>
          <table:table-cell office:value-type="float" office:value="30.3023">
            <text:p>30.302</text:p>
          </table:table-cell>
          <table:table-cell office:value-type="float" office:value="1.08619276476242">
            <text:p>1.086</text:p>
          </table:table-cell>
          <table:table-cell office:value-type="float" office:value="149.31595">
            <text:p>149.316</text:p>
          </table:table-cell>
          <table:table-cell office:value-type="float" office:value="0.543096382381209">
            <text:p>0.543</text:p>
          </table:table-cell>
          <table:table-cell office:value-type="float" office:value="0.207350112274632">
            <text:p>0.207</text:p>
          </table:table-cell>
          <table:table-cell office:value-type="float" office:value="0.00807314016150728">
            <text:p>0.008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" number:min-integer-digits="1"/>
    </number:number-style>
    <number:number-style style:name="N112">
      <number:scientific-number number:decimal-places="3" number:min-integer-digits="1" number:min-exponent-digits="3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scientific-number number:decimal-places="0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/03/2008</text:date>, <text:time>13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9T15:18:11</meta:creation-date>
    <dc:date>2008-03-03T13:09:39</dc:date>
    <meta:editing-cycles>22</meta:editing-cycles>
    <meta:editing-duration>PT17H42M18S</meta:editing-duration>
    <meta:user-defined meta:name="Info 1"/>
    <meta:user-defined meta:name="Info 2"/>
    <meta:user-defined meta:name="Info 3"/>
    <meta:user-defined meta:name="Info 4"/>
    <meta:document-statistic meta:table-count="2" meta:cell-count="649"/>
  </office:meta>
</office:document-meta>
</file>